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 office:value-type="string" calcext:value-type="string">
            <text:p>10k</text:p>
          </table:table-cell>
          <table:table-cell table:number-columns-repeated="4" office:value-type="string" calcext:value-type="string">
            <text:p>20k</text:p>
          </table:table-cell>
          <table:table-cell table:number-columns-repeated="2" office:value-type="string" calcext:value-type="string">
            <text:p>100k</text:p>
          </table:table-cell>
          <table:table-cell table:number-columns-repeated="3"/>
          <table:table-cell office:value-type="string" calcext:value-type="string">
            <text:p>10k</text:p>
          </table:table-cell>
        </table:table-row>
        <table:table-row table:style-name="ro1">
          <table:table-cell table:number-columns-repeated="4" table:style-name="ce1" office:value-type="float" office:value="0.0005" calcext:value-type="float">
            <text:p>0.0005</text:p>
          </table:table-cell>
          <table:table-cell table:number-columns-repeated="4" table:style-name="ce1" office:value-type="float" office:value="0.00015" calcext:value-type="float">
            <text:p>0.00015</text:p>
          </table:table-cell>
          <table:table-cell table:number-columns-repeated="2" table:style-name="ce1" office:value-type="float" office:value="0.00003" calcext:value-type="float">
            <text:p>0.00003</text:p>
          </table:table-cell>
          <table:table-cell table:number-columns-repeated="3"/>
          <table:table-cell office:value-type="float" office:value="0.0003" calcext:value-type="float">
            <text:p>0.0003</text:p>
          </table:table-cell>
        </table:table-row>
        <table:table-row table:style-name="ro1">
          <table:table-cell table:number-columns-repeated="5"/>
          <table:table-cell table:number-columns-repeated="5" office:value-type="string" calcext:value-type="string">
            <text:p>3 cycles</text:p>
          </table:table-cell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82" calcext:value-type="float">
            <text:p>1.6482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72" calcext:value-type="float">
            <text:p>1.6472</text:p>
          </table:table-cell>
          <table:table-cell office:value-type="float" office:value="1.6474" calcext:value-type="float">
            <text:p>1.6474</text:p>
          </table:table-cell>
          <table:table-cell office:value-type="float" office:value="1.6477" calcext:value-type="float">
            <text:p>1.647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78" calcext:value-type="float">
            <text:p>1.647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9" calcext:value-type="float">
            <text:p>1.6469</text:p>
          </table:table-cell>
          <table:table-cell office:value-type="float" office:value="1.6471" calcext:value-type="float">
            <text:p>1.6471</text:p>
          </table:table-cell>
          <table:table-cell office:value-type="float" office:value="1.6474" calcext:value-type="float">
            <text:p>1.6474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74" calcext:value-type="float">
            <text:p>1.6474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7" calcext:value-type="float">
            <text:p>1.6467</text:p>
          </table:table-cell>
          <table:table-cell office:value-type="float" office:value="1.6468" calcext:value-type="float">
            <text:p>1.6468</text:p>
          </table:table-cell>
          <table:table-cell office:value-type="float" office:value="1.6471" calcext:value-type="float">
            <text:p>1.6471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71" calcext:value-type="float">
            <text:p>1.6471</text:p>
          </table:table-cell>
          <table:table-cell table:number-columns-repeated="2"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table:number-columns-repeated="2" office:value-type="float" office:value="1.6466" calcext:value-type="float">
            <text:p>1.6466</text:p>
          </table:table-cell>
          <table:table-cell office:value-type="float" office:value="1.6468" calcext:value-type="float">
            <text:p>1.646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9" calcext:value-type="float">
            <text:p>1.6469</text:p>
          </table:table-cell>
          <table:table-cell table:number-columns-repeated="2" office:value-type="float" office:value="1.6458" calcext:value-type="float">
            <text:p>1.645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5" calcext:value-type="float">
            <text:p>1.6465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65" calcext:value-type="float">
            <text:p>1.6465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7" calcext:value-type="float">
            <text:p>1.646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5" calcext:value-type="float">
            <text:p>1.6465</text:p>
          </table:table-cell>
          <table:table-cell table:number-columns-repeated="2"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table:number-columns-repeated="2" office:value-type="float" office:value="1.6461" calcext:value-type="float">
            <text:p>1.6461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4" calcext:value-type="float">
            <text:p>1.6464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" calcext:value-type="float">
            <text:p>1.646</text:p>
          </table:table-cell>
          <table:table-cell table:number-columns-repeated="2" office:value-type="float" office:value="1.6458" calcext:value-type="float">
            <text:p>1.6458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" calcext:value-type="float">
            <text:p>1.645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table:number-columns-repeated="3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" calcext:value-type="float">
            <text:p>1.645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9" calcext:value-type="float">
            <text:p>1.645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7" calcext:value-type="float">
            <text:p>1.6457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49" calcext:value-type="float">
            <text:p>1.6449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" calcext:value-type="float">
            <text:p>1.646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6" calcext:value-type="float">
            <text:p>1.6446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5" calcext:value-type="float">
            <text:p>1.6455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5" calcext:value-type="float">
            <text:p>1.6455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8" calcext:value-type="float">
            <text:p>1.6458</text:p>
          </table:table-cell>
          <table:table-cell table:number-columns-repeated="3" office:value-type="float" office:value="1.6457" calcext:value-type="float">
            <text:p>1.6457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9" calcext:value-type="float">
            <text:p>1.6449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3" calcext:value-type="float">
            <text:p>1.6453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1" calcext:value-type="float">
            <text:p>1.6461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7" calcext:value-type="float">
            <text:p>1.6457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table:number-columns-repeated="2"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table:number-columns-repeated="3"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table:number-columns-repeated="3" office:value-type="float" office:value="1.6457" calcext:value-type="float">
            <text:p>1.6457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5" calcext:value-type="float">
            <text:p>1.645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4" calcext:value-type="float">
            <text:p>1.6454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</table:table-row>
        <table:table-row table:style-name="ro1">
          <table:table-cell office:value-type="float" office:value="1.6454" calcext:value-type="float">
            <text:p>1.6454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9" calcext:value-type="float">
            <text:p>1.6459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1.6454" calcext:value-type="float">
            <text:p>1.6454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6" calcext:value-type="float">
            <text:p>1.6456</text:p>
          </table:table-cell>
          <table:table-cell table:number-columns-repeated="2"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float" office:value="1.6455" calcext:value-type="float">
            <text:p>1.6455</text:p>
          </table:table-cell>
          <table:table-cell office:value-type="float" office:value="1.6448" calcext:value-type="float">
            <text:p>1.6448</text:p>
          </table:table-cell>
          <table:table-cell table:number-columns-repeated="3" office:value-type="float" office:value="1.6457" calcext:value-type="float">
            <text:p>1.6457</text:p>
          </table:table-cell>
          <table:table-cell table:number-columns-repeated="2"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table:number-columns-repeated="2" office:value-type="float" office:value="1.6457" calcext:value-type="float">
            <text:p>1.6457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9" calcext:value-type="float">
            <text:p>1.644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1" calcext:value-type="float">
            <text:p>1.6461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7" calcext:value-type="float">
            <text:p>1.6447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8" calcext:value-type="float">
            <text:p>1.6448</text:p>
          </table:table-cell>
          <table:table-cell table:number-columns-repeated="2" office:value-type="float" office:value="1.6458" calcext:value-type="float">
            <text:p>1.645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table:number-columns-repeated="2" office:value-type="float" office:value="1.6455" calcext:value-type="float">
            <text:p>1.645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float" office:value="1.6456" calcext:value-type="float">
            <text:p>1.6456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float" office:value="1.6457" calcext:value-type="float">
            <text:p>1.6457</text:p>
          </table:table-cell>
          <table:table-cell office:value-type="float" office:value="1.6447" calcext:value-type="float">
            <text:p>1.6447</text:p>
          </table:table-cell>
          <table:table-cell office:value-type="float" office:value="1.6458" calcext:value-type="float">
            <text:p>1.6458</text:p>
          </table:table-cell>
          <table:table-cell office:value-type="float" office:value="1.646" calcext:value-type="float">
            <text:p>1.646</text:p>
          </table:table-cell>
          <table:table-cell office:value-type="float" office:value="1.6457" calcext:value-type="float">
            <text:p>1.6457</text:p>
          </table:table-cell>
          <table:table-cell office:value-type="float" office:value="1.6455" calcext:value-type="float">
            <text:p>1.6455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62" calcext:value-type="float">
            <text:p>1.6462</text:p>
          </table:table-cell>
          <table:table-cell office:value-type="float" office:value="1.6453" calcext:value-type="float">
            <text:p>1.6453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6456" calcext:value-type="float">
            <text:p>1.6456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AVERAGE([.A5:.A104])" office:value-type="float" office:value="1.645583" calcext:value-type="float">
            <text:p>1.645583</text:p>
          </table:table-cell>
          <table:table-cell table:formula="of:=AVERAGE([.B5:.B104])" office:value-type="float" office:value="1.6448" calcext:value-type="float">
            <text:p>1.6448</text:p>
          </table:table-cell>
          <table:table-cell table:formula="of:=AVERAGE([.C5:.C104])" office:value-type="float" office:value="1.645777" calcext:value-type="float">
            <text:p>1.645777</text:p>
          </table:table-cell>
          <table:table-cell table:formula="of:=AVERAGE([.D5:.D104])" office:value-type="float" office:value="1.645803" calcext:value-type="float">
            <text:p>1.645803</text:p>
          </table:table-cell>
          <table:table-cell table:formula="of:=AVERAGE([.E5:.E104])" office:value-type="float" office:value="1.645764" calcext:value-type="float">
            <text:p>1.645764</text:p>
          </table:table-cell>
          <table:table-cell table:formula="of:=AVERAGE([.F5:.F104])" office:value-type="float" office:value="1.64557" calcext:value-type="float">
            <text:p>1.64557</text:p>
          </table:table-cell>
          <table:table-cell table:formula="of:=AVERAGE([.G5:.G104])" office:value-type="float" office:value="1.645503" calcext:value-type="float">
            <text:p>1.645503</text:p>
          </table:table-cell>
          <table:table-cell table:formula="of:=AVERAGE([.H5:.H104])" office:value-type="float" office:value="1.646213" calcext:value-type="float">
            <text:p>1.646213</text:p>
          </table:table-cell>
          <table:table-cell table:formula="of:=AVERAGE([.I5:.I104])" office:value-type="float" office:value="1.645241" calcext:value-type="float">
            <text:p>1.645241</text:p>
          </table:table-cell>
          <table:table-cell table:formula="of:=AVERAGE([.J5:.J104])" office:value-type="float" office:value="1.646184" calcext:value-type="float">
            <text:p>1.646184</text:p>
          </table:table-cell>
          <table:table-cell table:formula="of:=AVERAGE([.K5:.K104])" office:value-type="float" office:value="1.645572" calcext:value-type="float">
            <text:p>1.645572</text:p>
          </table:table-cell>
          <table:table-cell table:formula="of:=AVERAGE([.L5:.L104])" office:value-type="float" office:value="1.644979" calcext:value-type="float">
            <text:p>1.644979</text:p>
          </table:table-cell>
          <table:table-cell table:formula="of:=AVERAGE([.M5:.M104])" office:value-type="float" office:value="1.645829" calcext:value-type="float">
            <text:p>1.645829</text:p>
          </table:table-cell>
          <table:table-cell table:formula="of:=AVERAGE([.N5:.N104])" office:value-type="float" office:value="1.644742" calcext:value-type="float">
            <text:p>1.644742</text:p>
          </table:table-cell>
        </table:table-row>
        <table:table-row table:style-name="ro1">
          <table:table-cell table:formula="of:=STDEV([.A5:.A104])" office:value-type="float" office:value="0.0000899550954194225" calcext:value-type="float">
            <text:p>8.99550954194225E-05</text:p>
          </table:table-cell>
          <table:table-cell table:formula="of:=STDEV([.B5:.B104])" office:value-type="float" office:value="0.0000752101433090272" calcext:value-type="float">
            <text:p>7.52101433090272E-05</text:p>
          </table:table-cell>
          <table:table-cell table:formula="of:=STDEV([.C5:.C104])" office:value-type="float" office:value="0.000453684133433506" calcext:value-type="float">
            <text:p>0.000453684133433506</text:p>
          </table:table-cell>
          <table:table-cell table:formula="of:=STDEV([.D5:.D104])" office:value-type="float" office:value="0.000106794431058216" calcext:value-type="float">
            <text:p>0.000106794431058216</text:p>
          </table:table-cell>
          <table:table-cell table:formula="of:=STDEV([.E5:.E104])" office:value-type="float" office:value="0.0000958955660912306" calcext:value-type="float">
            <text:p>9.58955660912306E-05</text:p>
          </table:table-cell>
          <table:table-cell table:formula="of:=STDEV([.F5:.F104])" office:value-type="float" office:value="0.00011146408580453" calcext:value-type="float">
            <text:p>0.00011146408580453</text:p>
          </table:table-cell>
          <table:table-cell table:formula="of:=STDEV([.G5:.G104])" office:value-type="float" office:value="0.0000834302466771167" calcext:value-type="float">
            <text:p>8.34302466771167E-05</text:p>
          </table:table-cell>
          <table:table-cell table:formula="of:=STDEV([.H5:.H104])" office:value-type="float" office:value="0.0000872185227293042" calcext:value-type="float">
            <text:p>8.72185227293042E-05</text:p>
          </table:table-cell>
          <table:table-cell table:formula="of:=STDEV([.I5:.I104])" office:value-type="float" office:value="0.0000817670996541831" calcext:value-type="float">
            <text:p>8.17670996541831E-05</text:p>
          </table:table-cell>
          <table:table-cell table:formula="of:=STDEV([.J5:.J104])" office:value-type="float" office:value="0.000160000000000041" calcext:value-type="float">
            <text:p>0.000160000000000041</text:p>
          </table:table-cell>
          <table:table-cell table:formula="of:=STDEV([.K5:.K104])" office:value-type="float" office:value="0.000346141793798649" calcext:value-type="float">
            <text:p>0.000346141793798649</text:p>
          </table:table-cell>
          <table:table-cell table:formula="of:=STDEV([.L5:.L104])" office:value-type="float" office:value="0.000582973048911831" calcext:value-type="float">
            <text:p>0.000582973048911831</text:p>
          </table:table-cell>
          <table:table-cell table:formula="of:=STDEV([.M5:.M104])" office:value-type="float" office:value="0.000113968806648513" calcext:value-type="float">
            <text:p>0.000113968806648513</text:p>
          </table:table-cell>
          <table:table-cell table:formula="of:=STDEV([.N5:.N104])" office:value-type="float" office:value="0.0000669388383586621" calcext:value-type="float">
            <text:p>6.69388383586621E-05</text:p>
          </table:table-cell>
        </table:table-row>
        <table:table-row table:style-name="ro1">
          <table:table-cell table:formula="of:=[.A108]*6" office:value-type="float" office:value="0.000539730572516535" calcext:value-type="float">
            <text:p>0.000539730572516535</text:p>
          </table:table-cell>
          <table:table-cell table:formula="of:=[.B108]*6" office:value-type="float" office:value="0.000451260859854163" calcext:value-type="float">
            <text:p>0.000451260859854163</text:p>
          </table:table-cell>
          <table:table-cell table:formula="of:=[.C108]*6" office:value-type="float" office:value="0.00272210480060104" calcext:value-type="float">
            <text:p>0.00272210480060104</text:p>
          </table:table-cell>
          <table:table-cell table:formula="of:=[.D108]*6" office:value-type="float" office:value="0.000640766586349294" calcext:value-type="float">
            <text:p>0.000640766586349294</text:p>
          </table:table-cell>
          <table:table-cell table:formula="of:=[.E108]*6" office:value-type="float" office:value="0.000575373396547384" calcext:value-type="float">
            <text:p>0.000575373396547384</text:p>
          </table:table-cell>
          <table:table-cell table:formula="of:=[.F108]*6" office:value-type="float" office:value="0.000668784514827181" calcext:value-type="float">
            <text:p>0.000668784514827181</text:p>
          </table:table-cell>
          <table:table-cell table:formula="of:=[.G108]*6" office:value-type="float" office:value="0.0005005814800627" calcext:value-type="float">
            <text:p>0.0005005814800627</text:p>
          </table:table-cell>
          <table:table-cell table:formula="of:=[.H108]*6" office:value-type="float" office:value="0.000523311136375825" calcext:value-type="float">
            <text:p>0.000523311136375825</text:p>
          </table:table-cell>
          <table:table-cell table:formula="of:=[.I108]*6" office:value-type="float" office:value="0.000490602597925098" calcext:value-type="float">
            <text:p>0.000490602597925098</text:p>
          </table:table-cell>
          <table:table-cell table:formula="of:=[.J108]*6" office:value-type="float" office:value="0.000960000000000247" calcext:value-type="float">
            <text:p>0.000960000000000247</text:p>
          </table:table-cell>
          <table:table-cell table:formula="of:=[.K108]*6" office:value-type="float" office:value="0.0020768507627919" calcext:value-type="float">
            <text:p>0.0020768507627919</text:p>
          </table:table-cell>
          <table:table-cell table:formula="of:=[.L108]*6" office:value-type="float" office:value="0.00349783829347098" calcext:value-type="float">
            <text:p>0.00349783829347098</text:p>
          </table:table-cell>
          <table:table-cell table:formula="of:=[.M108]*6" office:value-type="float" office:value="0.000683812839891075" calcext:value-type="float">
            <text:p>0.000683812839891075</text:p>
          </table:table-cell>
          <table:table-cell table:formula="of:=[.N108]*6" office:value-type="float" office:value="0.000401633030151973" calcext:value-type="float">
            <text:p>0.000401633030151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8:48:58.237146616</meta:creation-date>
    <meta:editing-duration>PT32M37S</meta:editing-duration>
    <meta:editing-cycles>2</meta:editing-cycles>
    <meta:generator>LibreOffice/7.3.7.2$Linux_X86_64 LibreOffice_project/30$Build-2</meta:generator>
    <dc:date>2024-06-24T19:24:41.314066696</dc:date>
    <meta:document-statistic meta:table-count="1" meta:cell-count="1481" meta:object-count="0"/>
  </office:meta>
</office:document-meta>
</file>